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3"/>
        <table:table-row table:style-name="ro3">
          <table:table-cell table:style-name="ce1" office:value-type="string" calcext:value-type="string">
            <office:annotation draw:style-name="gr1" draw:text-style-name="P1" svg:width="8.333cm" svg:height="1.386cm" svg:x="1.926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59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0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5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4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3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8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89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Valeur=B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Blanc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Modification liée au format de la date (JJMMAAAA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Compléter par « 0 » deva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4+2. Attention format différent : compléter par 0 devant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http://www.atih.sante.fr/notice-technique-pmsi-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1+4 changement position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Blanc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office:annotation draw:style-name="gr9" draw:text-style-name="P1" svg:width="12.587cm" svg:height="5.366cm" svg:x="1.982cm" svg:y="15.001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3" table:number-rows-repeated="1048546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18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Il n'y a pas eu de modification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33:10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_20_1" style:display-name="PageStyle_Feuil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35:10.626000000</dc:date>
    <meta:editing-duration>PT2H54M14S</meta:editing-duration>
    <meta:editing-cycles>33</meta:editing-cycles>
    <meta:document-statistic meta:table-count="2" meta:cell-count="313" meta:object-count="0"/>
  </office:meta>
</office:document-meta>
</file>